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6" table:number-columns-repeated="2"/>
          <table:table-cell table:style-name="ce26" office:value-type="string">
            <text:p>GPS</text:p>
          </table:table-cell>
          <table:table-cell table:style-name="ce26" office:value-type="string">
            <text:p>concate</text:p>
          </table:table-cell>
          <table:table-cell table:style-name="ce26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9-12-08_08-20-09_000.jpg</text:p>
          </table:table-cell>
          <table:table-cell table:style-name="ce15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33 E-139-34-49.71</text:p>
          </table:table-cell>
          <table:table-cell table:style-name="ce27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12-08_10-31-27_000.jpg</text:p>
          </table:table-cell>
          <table:table-cell table:style-name="ce15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5 E-139-34-49.32</text:p>
          </table:table-cell>
          <table:table-cell table:style-name="ce27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12-08_16-00-00_000.jpg</text:p>
          </table:table-cell>
          <table:table-cell table:style-name="ce15" office:value-type="string">
            <text:p>:bookmemo / 読んだ本 / 『日本の所得格差と社会階層』 / 著者=樋口美雄＋総合政策研究所 / 途中</text:p>
          </table:table-cell>
          <table:table-cell table:style-name="ce20"/>
          <table:table-cell table:style-name="ce3"/>
          <table:table-cell table:style-name="ce3" office:value-type="string">
            <text:p>N-35-35-28.64 E-139-34-49.27</text:p>
          </table:table-cell>
          <table:table-cell table:style-name="ce27" table:formula="of:=IF([.E4]=&quot;&quot;;[.C4];CONCATENATE([.C4];&quot; / &quot;;[.E4]))" office:value-type="string" office:string-value=":bookmemo / 読んだ本 / 『日本の所得格差と社会階層』 / 著者=樋口美雄＋総合政策研究所 / 途中">
            <text:p>:bookmemo / 読んだ本 / 『日本の所得格差と社会階層』 / 著者=樋口美雄＋総合政策研究所 / 途中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12-08_16-00-21_000.jpg</text:p>
          </table:table-cell>
          <table:table-cell table:style-name="ce15" office:value-type="string">
            <text:p>:bookmemo / 読んだ本 / 『日本の所得格差と社会階層』 / 著者=樋口美雄＋総合政策研究所 / 途中　ここまで</text:p>
          </table:table-cell>
          <table:table-cell table:style-name="ce19"/>
          <table:table-cell table:style-name="ce3"/>
          <table:table-cell table:style-name="ce3" office:value-type="string">
            <text:p>N-35-35-28.49 E-139-34-49.32</text:p>
          </table:table-cell>
          <table:table-cell table:style-name="ce27" table:formula="of:=IF([.E5]=&quot;&quot;;[.C5];CONCATENATE([.C5];&quot; / &quot;;[.E5]))" office:value-type="string" office:string-value=":bookmemo / 読んだ本 / 『日本の所得格差と社会階層』 / 著者=樋口美雄＋総合政策研究所 / 途中　ここまで">
            <text:p>:bookmemo / 読んだ本 / 『日本の所得格差と社会階層』 / 著者=樋口美雄＋総合政策研究所 / 途中　ここまで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9-12-08_16-02-45_000.jpg</text:p>
          </table:table-cell>
          <table:table-cell table:style-name="ce15" office:value-type="string">
            <text:p>:m 災害備蓄 / 入れたもの / キッチンタオル / 「エリエール　２ロール　５０カット」 / 表側 / 2019-12-08-① / N-35-35-28.55 E-139-34-49.49</text:p>
          </table:table-cell>
          <table:table-cell table:style-name="ce19"/>
          <table:table-cell table:style-name="ce3" table:formula="of:=[.F6]" office:value-type="string" office:string-value="N-35-35-28.55 E-139-34-49.49">
            <text:p>N-35-35-28.55 E-139-34-49.49</text:p>
          </table:table-cell>
          <table:table-cell table:style-name="ce3" office:value-type="string">
            <text:p>N-35-35-28.55 E-139-34-49.49</text:p>
          </table:table-cell>
          <table:table-cell table:style-name="ce27" table:formula="of:=IF([.E6]=&quot;&quot;;[.C6];CONCATENATE([.C6];&quot; / &quot;;[.E6]))" office:value-type="string" office:string-value=":m 災害備蓄 / 入れたもの / キッチンタオル / 「エリエール　２ロール　５０カット」 / 表側 / 2019-12-08-① / N-35-35-28.55 E-139-34-49.49 / N-35-35-28.55 E-139-34-49.49">
            <text:p>:m 災害備蓄 / 入れたもの / キッチンタオル / 「エリエール　２ロール　５０カット」 / 表側 / 2019-12-08-① / N-35-35-28.55 E-139-34-49.49 / N-35-35-28.55 E-139-34-49.49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12-08_16-08-52_000.jpg</text:p>
          </table:table-cell>
          <table:table-cell table:style-name="ce15" office:value-type="string">
            <text:p>:m 災害備蓄 / 入れたもの / フリーザーバッグ / 「Lサイズ　１０枚」 / 表側 / 2019-12-08-① / N-35-35-28.63 E-139-34-49.38</text:p>
          </table:table-cell>
          <table:table-cell table:style-name="ce12"/>
          <table:table-cell table:style-name="ce3" table:formula="of:=[.F7]" office:value-type="string" office:string-value="N-35-35-28.63 E-139-34-49.38">
            <text:p>N-35-35-28.63 E-139-34-49.38</text:p>
          </table:table-cell>
          <table:table-cell table:style-name="ce3" office:value-type="string">
            <text:p>N-35-35-28.63 E-139-34-49.38</text:p>
          </table:table-cell>
          <table:table-cell table:style-name="ce27" table:formula="of:=IF([.E7]=&quot;&quot;;[.C7];CONCATENATE([.C7];&quot; / &quot;;[.E7]))" office:value-type="string" office:string-value=":m 災害備蓄 / 入れたもの / フリーザーバッグ / 「Lサイズ　１０枚」 / 表側 / 2019-12-08-① / N-35-35-28.63 E-139-34-49.38 / N-35-35-28.63 E-139-34-49.38">
            <text:p>:m 災害備蓄 / 入れたもの / フリーザーバッグ / 「Lサイズ　１０枚」 / 表側 / 2019-12-08-① / N-35-35-28.63 E-139-34-49.38 / N-35-35-28.63 E-139-34-49.38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12-08_16-08-57_000.jpg</text:p>
          </table:table-cell>
          <table:table-cell table:style-name="ce15" office:value-type="string">
            <text:p>:m 災害備蓄 / 入れたもの / フリーザーバッグ / 「Sサイズ　２０枚」 / 表側 / 2019-12-08-① / N-35-35-28.88 E-139-34-49.54</text:p>
          </table:table-cell>
          <table:table-cell table:style-name="ce14"/>
          <table:table-cell table:style-name="ce3" table:formula="of:=[.F8]" office:value-type="string" office:string-value="N-35-35-28.88 E-139-34-49.54">
            <text:p>N-35-35-28.88 E-139-34-49.54</text:p>
          </table:table-cell>
          <table:table-cell table:style-name="ce3" office:value-type="string">
            <text:p>N-35-35-28.88 E-139-34-49.54</text:p>
          </table:table-cell>
          <table:table-cell table:style-name="ce27" table:formula="of:=IF([.E8]=&quot;&quot;;[.C8];CONCATENATE([.C8];&quot; / &quot;;[.E8]))" office:value-type="string" office:string-value=":m 災害備蓄 / 入れたもの / フリーザーバッグ / 「Sサイズ　２０枚」 / 表側 / 2019-12-08-① / N-35-35-28.88 E-139-34-49.54 / N-35-35-28.88 E-139-34-49.54">
            <text:p>:m 災害備蓄 / 入れたもの / フリーザーバッグ / 「Sサイズ　２０枚」 / 表側 / 2019-12-08-① / N-35-35-28.88 E-139-34-49.54 / N-35-35-28.88 E-139-34-49.54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12-08_16-10-06_000.jpg</text:p>
          </table:table-cell>
          <table:table-cell table:style-name="ce15" office:value-type="string">
            <text:p>:m 災害備蓄 / 入れたもの / 防虫剤 / 「ネオパラエース　８００ｇ」 / 表側 / 2019-12-08-① / N-35-35-28.75 E-139-34-49.38</text:p>
          </table:table-cell>
          <table:table-cell table:style-name="ce15"/>
          <table:table-cell table:style-name="ce3" table:formula="of:=[.F9]" office:value-type="string" office:string-value="N-35-35-28.75 E-139-34-49.38">
            <text:p>N-35-35-28.75 E-139-34-49.38</text:p>
          </table:table-cell>
          <table:table-cell table:style-name="ce3" office:value-type="string">
            <text:p>N-35-35-28.75 E-139-34-49.38</text:p>
          </table:table-cell>
          <table:table-cell table:style-name="ce27" table:formula="of:=IF([.E9]=&quot;&quot;;[.C9];CONCATENATE([.C9];&quot; / &quot;;[.E9]))" office:value-type="string" office:string-value=":m 災害備蓄 / 入れたもの / 防虫剤 / 「ネオパラエース　８００ｇ」 / 表側 / 2019-12-08-① / N-35-35-28.75 E-139-34-49.38 / N-35-35-28.75 E-139-34-49.38">
            <text:p>:m 災害備蓄 / 入れたもの / 防虫剤 / 「ネオパラエース　８００ｇ」 / 表側 / 2019-12-08-① / N-35-35-28.75 E-139-34-49.38 / N-35-35-28.75 E-139-34-49.38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9-12-08_16-10-47_000.jpg</text:p>
          </table:table-cell>
          <table:table-cell table:style-name="ce15" office:value-type="string">
            <text:p>:m 災害備蓄 / 入れたもの / ローソク / 「毎日ローソク　７．５号　８本入り」 / 表側 / 2019-12-08-① / N-35-35-28.68 E-139-34-49.27</text:p>
          </table:table-cell>
          <table:table-cell table:style-name="ce15"/>
          <table:table-cell table:style-name="ce3" table:formula="of:=[.F10]" office:value-type="string" office:string-value="N-35-35-28.68 E-139-34-49.27">
            <text:p>N-35-35-28.68 E-139-34-49.27</text:p>
          </table:table-cell>
          <table:table-cell table:style-name="ce3" office:value-type="string">
            <text:p>N-35-35-28.68 E-139-34-49.27</text:p>
          </table:table-cell>
          <table:table-cell table:style-name="ce27" table:formula="of:=IF([.E10]=&quot;&quot;;[.C10];CONCATENATE([.C10];&quot; / &quot;;[.E10]))" office:value-type="string" office:string-value=":m 災害備蓄 / 入れたもの / ローソク / 「毎日ローソク　７．５号　８本入り」 / 表側 / 2019-12-08-① / N-35-35-28.68 E-139-34-49.27 / N-35-35-28.68 E-139-34-49.27">
            <text:p>:m 災害備蓄 / 入れたもの / ローソク / 「毎日ローソク　７．５号　８本入り」 / 表側 / 2019-12-08-① / N-35-35-28.68 E-139-34-49.27 / N-35-35-28.68 E-139-34-49.27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19-12-08_16-11-23_000.jpg</text:p>
          </table:table-cell>
          <table:table-cell table:style-name="ce15" office:value-type="string">
            <text:p>:m 災害備蓄 / 入れたもの / ビニールひも / 「荷造りポリヒモ　約１３０ｍ」 / 表側 / 2019-12-08-① / N-35-35-28.72 E-139-34-49.05</text:p>
          </table:table-cell>
          <table:table-cell table:style-name="ce12"/>
          <table:table-cell table:style-name="ce3" table:formula="of:=[.F11]" office:value-type="string" office:string-value="N-35-35-28.72 E-139-34-49.05">
            <text:p>N-35-35-28.72 E-139-34-49.05</text:p>
          </table:table-cell>
          <table:table-cell table:style-name="ce3" office:value-type="string">
            <text:p>N-35-35-28.72 E-139-34-49.05</text:p>
          </table:table-cell>
          <table:table-cell table:style-name="ce27" table:formula="of:=IF([.E11]=&quot;&quot;;[.C11];CONCATENATE([.C11];&quot; / &quot;;[.E11]))" office:value-type="string" office:string-value=":m 災害備蓄 / 入れたもの / ビニールひも / 「荷造りポリヒモ　約１３０ｍ」 / 表側 / 2019-12-08-① / N-35-35-28.72 E-139-34-49.05 / N-35-35-28.72 E-139-34-49.05">
            <text:p>:m 災害備蓄 / 入れたもの / ビニールひも / 「荷造りポリヒモ　約１３０ｍ」 / 表側 / 2019-12-08-① / N-35-35-28.72 E-139-34-49.05 / N-35-35-28.72 E-139-34-49.05</text:p>
          </table:table-cell>
          <table:table-cell table:style-name="ce3" office:value-type="string">
            <text:p>)</text:p>
          </table:table-cell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19-12-08_16-13-06_000.jpg</text:p>
          </table:table-cell>
          <table:table-cell table:style-name="ce15" office:value-type="string">
            <text:p>:m 災害備蓄 / 入れたもの / 消臭スプレー / 「トイレの瞬間消臭　無香料」 / 表側 / 2019-12-08-① / N-35-35-28.68 E-139-34-49.27</text:p>
          </table:table-cell>
          <table:table-cell table:style-name="ce14"/>
          <table:table-cell table:style-name="ce3" table:formula="of:=[.F12]" office:value-type="string" office:string-value="N-35-35-28.68 E-139-34-49.27">
            <text:p>N-35-35-28.68 E-139-34-49.27</text:p>
          </table:table-cell>
          <table:table-cell table:style-name="ce3" office:value-type="string">
            <text:p>N-35-35-28.68 E-139-34-49.27</text:p>
          </table:table-cell>
          <table:table-cell table:style-name="ce27" table:formula="of:=IF([.E12]=&quot;&quot;;[.C12];CONCATENATE([.C12];&quot; / &quot;;[.E12]))" office:value-type="string" office:string-value=":m 災害備蓄 / 入れたもの / 消臭スプレー / 「トイレの瞬間消臭　無香料」 / 表側 / 2019-12-08-① / N-35-35-28.68 E-139-34-49.27 / N-35-35-28.68 E-139-34-49.27">
            <text:p>:m 災害備蓄 / 入れたもの / 消臭スプレー / 「トイレの瞬間消臭　無香料」 / 表側 / 2019-12-08-① / N-35-35-28.68 E-139-34-49.27 / N-35-35-28.68 E-139-34-49.27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19-12-08_16-13-19_000.jpg</text:p>
          </table:table-cell>
          <table:table-cell table:style-name="ce15" office:value-type="string">
            <text:p>:m 災害備蓄 / 入れたもの / 消臭スプレー / 「トイレの瞬間消臭　無香料」 / 裏側 / 2019-12-08-① / N-35-35-28.68 E-139-34-49.27</text:p>
          </table:table-cell>
          <table:table-cell table:style-name="ce15"/>
          <table:table-cell table:style-name="ce3" table:formula="of:=[.F13]" office:value-type="string" office:string-value="N-35-35-28.68 E-139-34-49.27">
            <text:p>N-35-35-28.68 E-139-34-49.27</text:p>
          </table:table-cell>
          <table:table-cell table:style-name="ce3" office:value-type="string">
            <text:p>N-35-35-28.68 E-139-34-49.27</text:p>
          </table:table-cell>
          <table:table-cell table:style-name="ce27" table:formula="of:=IF([.E13]=&quot;&quot;;[.C13];CONCATENATE([.C13];&quot; / &quot;;[.E13]))" office:value-type="string" office:string-value=":m 災害備蓄 / 入れたもの / 消臭スプレー / 「トイレの瞬間消臭　無香料」 / 裏側 / 2019-12-08-① / N-35-35-28.68 E-139-34-49.27 / N-35-35-28.68 E-139-34-49.27">
            <text:p>:m 災害備蓄 / 入れたもの / 消臭スプレー / 「トイレの瞬間消臭　無香料」 / 裏側 / 2019-12-08-① / N-35-35-28.68 E-139-34-49.27 / N-35-35-28.68 E-139-34-49.27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19-12-08_16-21-18_000.jpg</text:p>
          </table:table-cell>
          <table:table-cell table:style-name="ce14" office:value-type="string">
            <text:p>:m 災害備蓄 / 梱包完了＋リスト / 2019-12-08-① / N-35-35-28.6 E-139-34-49.6</text:p>
          </table:table-cell>
          <table:table-cell table:style-name="ce19"/>
          <table:table-cell table:style-name="ce3" table:formula="of:=[.F14]" office:value-type="string" office:string-value="N-35-35-28.6 E-139-34-49.6">
            <text:p>N-35-35-28.6 E-139-34-49.6</text:p>
          </table:table-cell>
          <table:table-cell table:style-name="ce3" office:value-type="string">
            <text:p>N-35-35-28.6 E-139-34-49.6</text:p>
          </table:table-cell>
          <table:table-cell table:style-name="ce27" table:formula="of:=IF([.E14]=&quot;&quot;;[.C14];CONCATENATE([.C14];&quot; / &quot;;[.E14]))" office:value-type="string" office:string-value=":m 災害備蓄 / 梱包完了＋リスト / 2019-12-08-① / N-35-35-28.6 E-139-34-49.6 / N-35-35-28.6 E-139-34-49.6">
            <text:p>:m 災害備蓄 / 梱包完了＋リスト / 2019-12-08-① / N-35-35-28.6 E-139-34-49.6 / N-35-35-28.6 E-139-34-49.6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19-12-08_17-40-57_000.jpg</text:p>
          </table:table-cell>
          <table:table-cell table:style-name="ce15" office:value-type="string">
            <text:p>JVEMV6 52#11.6_1 / 52. 自然観察 / 11. identify / 6. insects / キマダラカメムシ</text:p>
          </table:table-cell>
          <table:table-cell table:style-name="ce14"/>
          <table:table-cell table:style-name="ce3"/>
          <table:table-cell table:style-name="ce3" office:value-type="string">
            <text:p>N-35-35-28.22 E-139-34-49.22</text:p>
          </table:table-cell>
          <table:table-cell table:style-name="ce27" table:formula="of:=IF([.E15]=&quot;&quot;;[.C15];CONCATENATE([.C15];&quot; / &quot;;[.E15]))" office:value-type="string" office:string-value="JVEMV6 52#11.6_1 / 52. 自然観察 / 11. identify / 6. insects / キマダラカメムシ">
            <text:p>JVEMV6 52#11.6_1 / 52. 自然観察 / 11. identify / 6. insects / キマダラカメムシ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19-12-08_18-54-58_000.jpg</text:p>
          </table:table-cell>
          <table:table-cell table:style-name="ce14" office:value-type="string">
            <text:p>:m music / log / gt / || s.1:m-3,r,theme=harmonics,score~ || s.2:et-6,r,patt-19(2),R=1 || s.3:et-6,r,patt-19(2),t.90,score~ || s.4:et-6,for=flamenco,patt-19,id=37884,t.85,score~ || s.5:et-1,r,for=tapping,patt-4(6)-1,file=1202-4,t.80,patt-4(6)-1,id=37912 || s.6:et-1,r,for=tapping,patt-4(6)-3,file=1202-4,t.80,patt-4(6)-3,id=37975 || s.7:f-77,patt,theme=stomp,patt-5,t.70|| s.8:f-N:2019-1208-1,i.f.=sec.7,score+,R=2</text:p>
          </table:table-cell>
          <table:table-cell table:style-name="ce15"/>
          <table:table-cell table:style-name="ce3"/>
          <table:table-cell table:style-name="ce3" office:value-type="string">
            <text:p>N-35-35-29.03 E-139-34-49.54</text:p>
          </table:table-cell>
          <table:table-cell table:style-name="ce27" table:formula="of:=IF([.E16]=&quot;&quot;;[.C16];CONCATENATE([.C16];&quot; / &quot;;[.E16]))" office:value-type="string" office:string-value=":m music / log / gt / || s.1:m-3,r,theme=harmonics,score~ || s.2:et-6,r,patt-19(2),R=1 || s.3:et-6,r,patt-19(2),t.90,score~ || s.4:et-6,for=flamenco,patt-19,id=37884,t.85,score~ || s.5:et-1,r,for=tapping,patt-4(6)-1,file=1202-4,t.80,patt-4(6)-1,id=37912 || s.6:et-1,r,for=tapping,patt-4(6)-3,file=1202-4,t.80,patt-4(6)-3,id=37975 || s.7:f-77,patt,theme=stomp,patt-5,t.70|| s.8:f-N:2019-1208-1,i.f.=sec.7,score+,R=2">
            <text:p>:m music / log / gt / || s.1:m-3,r,theme=harmonics,score~ || s.2:et-6,r,patt-19(2),R=1 || s.3:et-6,r,patt-19(2),t.90,score~ || s.4:et-6,for=flamenco,patt-19,id=37884,t.85,score~ || s.5:et-1,r,for=tapping,patt-4(6)-1,file=1202-4,t.80,patt-4(6)-1,id=37912 || s.6:et-1,r,for=tapping,patt-4(6)-3,file=1202-4,t.80,patt-4(6)-3,id=37975 || s.7:f-77,patt,theme=stomp,patt-5,t.70|| s.8:f-N:2019-1208-1,i.f.=sec.7,score+,R=2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19-12-08_20-29-28_000.jpg</text:p>
          </table:table-cell>
          <table:table-cell table:style-name="ce14" office:value-type="string">
            <text:p>:m 食べた物</text:p>
          </table:table-cell>
          <table:table-cell table:style-name="ce15"/>
          <table:table-cell table:style-name="ce3"/>
          <table:table-cell table:style-name="ce3" office:value-type="string">
            <text:p>N-35-35-28.38 E-139-34-49.76</text:p>
          </table:table-cell>
          <table:table-cell table:style-name="ce27" table:formula="of:=IF([.E17]=&quot;&quot;;[.C17];CONCATENATE([.C17];&quot; / &quot;;[.E17]))" office:value-type="string" office:string-value=":m 食べた物">
            <text:p>:m 食べた物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2019-12-08_23-53-45_000.jpg</text:p>
          </table:table-cell>
          <table:table-cell table:style-name="ce14" office:value-type="string">
            <text:p>:PHOTO 記録 / @自室 / 用意するもの / 寝るときの祈り / 各道具の所定の位置</text:p>
          </table:table-cell>
          <table:table-cell table:style-name="ce12"/>
          <table:table-cell table:style-name="ce3"/>
          <table:table-cell table:style-name="ce3" office:value-type="string">
            <text:p>N-35-35-28.85 E-139-34-49.54</text:p>
          </table:table-cell>
          <table:table-cell table:style-name="ce27" table:formula="of:=IF([.E18]=&quot;&quot;;[.C18];CONCATENATE([.C18];&quot; / &quot;;[.E18]))" office:value-type="string" office:string-value=":PHOTO 記録 / @自室 / 用意するもの / 寝るときの祈り / 各道具の所定の位置">
            <text:p>:PHOTO 記録 / @自室 / 用意するもの / 寝るときの祈り / 各道具の所定の位置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3" office:value-type="string">
            <text:p>2019-12-08_23-59-24_000.jpg</text:p>
          </table:table-cell>
          <table:table-cell table:style-name="ce14" office:value-type="string">
            <text:p>:m :PHOTO 寝た時刻 / 2019</text:p>
          </table:table-cell>
          <table:table-cell table:style-name="ce3"/>
          <table:table-cell table:style-name="ce3"/>
          <table:table-cell table:style-name="ce3" office:value-type="string">
            <text:p>N-35-35-28.55 E-139-34-49.54</text:p>
          </table:table-cell>
          <table:table-cell table:style-name="ce27" table:formula="of:=IF([.E19]=&quot;&quot;;[.C19];CONCATENATE([.C19];&quot; / &quot;;[.E19]))" office:value-type="string" office:string-value=":m :PHOTO 寝た時刻 / 2019">
            <text:p>:m :PHOTO 寝た時刻 / 2019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3" office:value-type="string">
            <text:p>2019-12-09_06-31-25_000.jpg</text:p>
          </table:table-cell>
          <table:table-cell table:style-name="ce15" office:value-type="string">
            <text:p>:m :PHOTO 起きた時刻 / 2019</text:p>
          </table:table-cell>
          <table:table-cell table:style-name="ce3"/>
          <table:table-cell table:style-name="ce3"/>
          <table:table-cell table:style-name="ce3" office:value-type="string">
            <text:p>N-35-35-28.2 E-139-34-48.83</text:p>
          </table:table-cell>
          <table:table-cell table:style-name="ce27" table:formula="of:=IF([.E20]=&quot;&quot;;[.C20];CONCATENATE([.C20];&quot; / &quot;;[.E20]))" office:value-type="string" office:string-value=":m :PHOTO 起きた時刻 / 2019">
            <text:p>:m :PHOTO 起きた時刻 / 2019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formula="of:=[.A20]+1" office:value-type="float" office:value="20">
            <text:p>20</text:p>
          </table:table-cell>
          <table:table-cell table:style-name="ce3" office:value-type="string">
            <text:p>2019-09-06_10-40-29_000.m4a</text:p>
          </table:table-cell>
          <table:table-cell table:style-name="ce15" office:value-type="string">
            <text:p>:VOICE-MEMO / @自宅 / idea / guitar,gt / ポジションの取り方</text:p>
          </table:table-cell>
          <table:table-cell table:style-name="ce19"/>
          <table:table-cell table:style-name="ce3"/>
          <table:table-cell table:style-name="ce3"/>
          <table:table-cell table:style-name="ce27" table:formula="of:=IF([.E21]=&quot;&quot;;[.C21];CONCATENATE([.C21];&quot; / &quot;;[.E21]))" office:value-type="string" office:string-value=":VOICE-MEMO / @自宅 / idea / guitar,gt / ポジションの取り方">
            <text:p>:VOICE-MEMO / @自宅 / idea / guitar,gt / ポジションの取り方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09-06_17-34-50_000.m4a</text:p>
          </table:table-cell>
          <table:table-cell table:style-name="ce15" office:value-type="string">
            <text:p>:VOICE-MEMO / @自室 / 記録 / guitar,gt / g-0906-1 / arpeggio</text:p>
          </table:table-cell>
          <table:table-cell table:style-name="ce19"/>
          <table:table-cell table:style-name="ce3"/>
          <table:table-cell table:style-name="ce3"/>
          <table:table-cell table:style-name="ce27" table:formula="of:=IF([.E22]=&quot;&quot;;[.C22];CONCATENATE([.C22];&quot; / &quot;;[.E22]))" office:value-type="string" office:string-value=":VOICE-MEMO / @自室 / 記録 / guitar,gt / g-0906-1 / arpeggio">
            <text:p>:VOICE-MEMO / @自室 / 記録 / guitar,gt / g-0906-1 / arpeggio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09-06_17-37-51_000.m4a</text:p>
          </table:table-cell>
          <table:table-cell table:style-name="ce15" office:value-type="string">
            <text:p>:VOICE-MEMO / @自室 / 記録 / guitar,gt / g-0906-2 / arpeggio</text:p>
          </table:table-cell>
          <table:table-cell table:style-name="ce12"/>
          <table:table-cell table:style-name="ce3"/>
          <table:table-cell table:style-name="ce3"/>
          <table:table-cell table:style-name="ce27" table:formula="of:=IF([.E23]=&quot;&quot;;[.C23];CONCATENATE([.C23];&quot; / &quot;;[.E23]))" office:value-type="string" office:string-value=":VOICE-MEMO / @自室 / 記録 / guitar,gt / g-0906-2 / arpeggio">
            <text:p>:VOICE-MEMO / @自室 / 記録 / guitar,gt / g-0906-2 / arpeggio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9-09-06_17-48-01_000.m4a</text:p>
          </table:table-cell>
          <table:table-cell table:style-name="ce15" office:value-type="string">
            <text:p>:VOICE-MEMO / @自室 / 記録 / guitar,gt / g-0906-3 / f-??</text:p>
          </table:table-cell>
          <table:table-cell table:style-name="ce3"/>
          <table:table-cell table:style-name="ce3"/>
          <table:table-cell table:style-name="ce3"/>
          <table:table-cell table:style-name="ce27" table:formula="of:=IF([.E24]=&quot;&quot;;[.C24];CONCATENATE([.C24];&quot; / &quot;;[.E24]))" office:value-type="string" office:string-value=":VOICE-MEMO / @自室 / 記録 / guitar,gt / g-0906-3 / f-??">
            <text:p>:VOICE-MEMO / @自室 / 記録 / guitar,gt / g-0906-3 / f-??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09-06_18-01-12_000.m4a</text:p>
          </table:table-cell>
          <table:table-cell table:style-name="ce15" office:value-type="string">
            <text:p>:VOICE-MEMO / @自室 / 記録 / guitar,gt / g-0906-4 / arpeggio</text:p>
          </table:table-cell>
          <table:table-cell table:style-name="ce3"/>
          <table:table-cell table:style-name="ce3"/>
          <table:table-cell table:style-name="ce3"/>
          <table:table-cell table:style-name="ce27" table:formula="of:=IF([.E25]=&quot;&quot;;[.C25];CONCATENATE([.C25];&quot; / &quot;;[.E25]))" office:value-type="string" office:string-value=":VOICE-MEMO / @自室 / 記録 / guitar,gt / g-0906-4 / arpeggio">
            <text:p>:VOICE-MEMO / @自室 / 記録 / guitar,gt / g-0906-4 / arpeggio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09-06_18-10-30_000.m4a</text:p>
          </table:table-cell>
          <table:table-cell table:style-name="ce15" office:value-type="string">
            <text:p>:VOICE-MEMO / @自室 / 記録 / guitar,gt / g-0906-5 / arpeggio</text:p>
          </table:table-cell>
          <table:table-cell table:style-name="ce3"/>
          <table:table-cell table:style-name="ce3"/>
          <table:table-cell table:style-name="ce3"/>
          <table:table-cell table:style-name="ce27" table:formula="of:=IF([.E26]=&quot;&quot;;[.C26];CONCATENATE([.C26];&quot; / &quot;;[.E26]))" office:value-type="string" office:string-value=":VOICE-MEMO / @自室 / 記録 / guitar,gt / g-0906-5 / arpeggio">
            <text:p>:VOICE-MEMO / @自室 / 記録 / guitar,gt / g-0906-5 / arpeggio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09-07_04-06-09_000.m4a</text:p>
          </table:table-cell>
          <table:table-cell table:style-name="ce6" office:value-type="string">
            <text:p>:VOICE-MEMO / @自宅 / 思い出したこと / 中国への語学留学、岩本仙人</text:p>
          </table:table-cell>
          <table:table-cell table:style-name="ce20"/>
          <table:table-cell table:style-name="ce3"/>
          <table:table-cell table:style-name="ce3"/>
          <table:table-cell table:style-name="ce27" table:formula="of:=IF([.E27]=&quot;&quot;;[.C27];CONCATENATE([.C27];&quot; / &quot;;[.E27]))" office:value-type="string" office:string-value=":VOICE-MEMO / @自宅 / 思い出したこと / 中国への語学留学、岩本仙人">
            <text:p>:VOICE-MEMO / @自宅 / 思い出したこと / 中国への語学留学、岩本仙人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9-09-07_04-19-59_000.m4a</text:p>
          </table:table-cell>
          <table:table-cell table:style-name="ce14" office:value-type="string">
            <text:p>:VOICE-MEMO / @自宅 / 思ったこと / diary / 病んでいる、私の父親をやっている人、母親をやっている人、なぜやるのか理由をいっぱい作る</text:p>
          </table:table-cell>
          <table:table-cell table:style-name="ce19"/>
          <table:table-cell table:style-name="ce3"/>
          <table:table-cell table:style-name="ce3"/>
          <table:table-cell table:style-name="ce27" table:formula="of:=IF([.E28]=&quot;&quot;;[.C28];CONCATENATE([.C28];&quot; / &quot;;[.E28]))" office:value-type="string" office:string-value=":VOICE-MEMO / @自宅 / 思ったこと / diary / 病んでいる、私の父親をやっている人、母親をやっている人、なぜやるのか理由をいっぱい作る">
            <text:p>:VOICE-MEMO / @自宅 / 思ったこと / diary / 病んでいる、私の父親をやっている人、母親をやっている人、なぜやるのか理由をいっぱい作る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19-09-07_04-22-05_000.m4a</text:p>
          </table:table-cell>
          <table:table-cell table:style-name="ce14" office:value-type="string">
            <text:p>:VOICE-MEMO / @自宅 / 思ったこと / diary / 病んでいるとは、やりたくないことをわざわざ選んでやっている</text:p>
          </table:table-cell>
          <table:table-cell table:style-name="ce19"/>
          <table:table-cell table:style-name="ce3"/>
          <table:table-cell table:style-name="ce3"/>
          <table:table-cell table:style-name="ce27" table:formula="of:=IF([.E29]=&quot;&quot;;[.C29];CONCATENATE([.C29];&quot; / &quot;;[.E29]))" office:value-type="string" office:string-value=":VOICE-MEMO / @自宅 / 思ったこと / diary / 病んでいるとは、やりたくないことをわざわざ選んでやっている">
            <text:p>:VOICE-MEMO / @自宅 / 思ったこと / diary / 病んでいるとは、やりたくないことをわざわざ選んでやっている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19-09-07_05-16-11_000.m4a</text:p>
          </table:table-cell>
          <table:table-cell table:style-name="ce14" office:value-type="string">
            <text:p>:VOICE-MEMO / @自宅 / 思ったこと / diary / 母子家庭に生まれること自体も不幸かもしれないが、</text:p>
          </table:table-cell>
          <table:table-cell table:style-name="ce12"/>
          <table:table-cell table:style-name="ce3"/>
          <table:table-cell table:style-name="ce3"/>
          <table:table-cell table:style-name="ce27" table:formula="of:=IF([.E30]=&quot;&quot;;[.C30];CONCATENATE([.C30];&quot; / &quot;;[.E30]))" office:value-type="string" office:string-value=":VOICE-MEMO / @自宅 / 思ったこと / diary / 母子家庭に生まれること自体も不幸かもしれないが、">
            <text:p>:VOICE-MEMO / @自宅 / 思ったこと / diary / 母子家庭に生まれること自体も不幸かもしれないが、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19-09-07_21-22-32_000.m4a</text:p>
          </table:table-cell>
          <table:table-cell table:style-name="ce14" office:value-type="string">
            <text:p>:VOICE-MEMO / @宮前平公園 / record / insects / 虫の声</text:p>
          </table:table-cell>
          <table:table-cell table:style-name="ce3"/>
          <table:table-cell table:style-name="ce3"/>
          <table:table-cell table:style-name="ce3"/>
          <table:table-cell table:style-name="ce27" table:formula="of:=IF([.E31]=&quot;&quot;;[.C31];CONCATENATE([.C31];&quot; / &quot;;[.E31]))" office:value-type="string" office:string-value=":VOICE-MEMO / @宮前平公園 / record / insects / 虫の声">
            <text:p>:VOICE-MEMO / @宮前平公園 / record / insects / 虫の声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19-09-07_23-34-47_000.m4a</text:p>
          </table:table-cell>
          <table:table-cell table:style-name="ce14" office:value-type="string">
            <text:p>:VOICE-MEMO / @自室 / 知りたい / ピジョンミルク</text:p>
          </table:table-cell>
          <table:table-cell table:style-name="ce3"/>
          <table:table-cell table:style-name="ce3"/>
          <table:table-cell table:style-name="ce3"/>
          <table:table-cell table:style-name="ce27" table:formula="of:=IF([.E32]=&quot;&quot;;[.C32];CONCATENATE([.C32];&quot; / &quot;;[.E32]))" office:value-type="string" office:string-value=":VOICE-MEMO / @自室 / 知りたい / ピジョンミルク">
            <text:p>:VOICE-MEMO / @自室 / 知りたい / ピジョンミルク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19-12-08_17-59-09_000.mov</text:p>
          </table:table-cell>
          <table:table-cell table:style-name="ce6" office:value-type="string">
            <text:p>:VIDEO / @自宅 / メモ / guitar,gt / 演奏、play / g-1208-1 / et-6 r,patt-19(2),R=1</text:p>
          </table:table-cell>
          <table:table-cell table:style-name="ce3"/>
          <table:table-cell table:style-name="ce3"/>
          <table:table-cell table:style-name="ce3"/>
          <table:table-cell table:style-name="ce27" table:formula="of:=IF([.E33]=&quot;&quot;;[.C33];CONCATENATE([.C33];&quot; / &quot;;[.E33]))" office:value-type="string" office:string-value=":VIDEO / @自宅 / メモ / guitar,gt / 演奏、play / g-1208-1 / et-6 r,patt-19(2),R=1">
            <text:p>:VIDEO / @自宅 / メモ / guitar,gt / 演奏、play / g-1208-1 / et-6 r,patt-19(2),R=1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19-12-08_18-40-59_000.mov</text:p>
          </table:table-cell>
          <table:table-cell table:style-name="ce6" office:value-type="string">
            <text:p>:VIDEO / @自宅 / メモ / guitar,gt / 演奏、play / g-1208-2 / f-N:2019-1208-1 I.f.=sec.7,score+</text:p>
          </table:table-cell>
          <table:table-cell table:style-name="ce3"/>
          <table:table-cell table:style-name="ce3"/>
          <table:table-cell table:style-name="ce3"/>
          <table:table-cell table:style-name="ce27" table:formula="of:=IF([.E34]=&quot;&quot;;[.C34];CONCATENATE([.C34];&quot; / &quot;;[.E34]))" office:value-type="string" office:string-value=":VIDEO / @自宅 / メモ / guitar,gt / 演奏、play / g-1208-2 / f-N:2019-1208-1 I.f.=sec.7,score+">
            <text:p>:VIDEO / @自宅 / メモ / guitar,gt / 演奏、play / g-1208-2 / f-N:2019-1208-1 I.f.=sec.7,score+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35]=&quot;&quot;;[.C35];CONCATENATE([.C35];&quot; / &quot;;[.E35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36]=&quot;&quot;;[.C36];CONCATENATE([.C36];&quot; / &quot;;[.E36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37]=&quot;&quot;;[.C37];CONCATENATE([.C37];&quot; / &quot;;[.E37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38]=&quot;&quot;;[.C38];CONCATENATE([.C38];&quot; / &quot;;[.E38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19"/>
          <table:table-cell table:style-name="ce3"/>
          <table:table-cell table:style-name="ce3"/>
          <table:table-cell table:style-name="ce27" table:formula="of:=IF([.E39]=&quot;&quot;;[.C39];CONCATENATE([.C39];&quot; / &quot;;[.E39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12"/>
          <table:table-cell table:style-name="ce3"/>
          <table:table-cell table:style-name="ce3"/>
          <table:table-cell table:style-name="ce27" table:formula="of:=IF([.E40]=&quot;&quot;;[.C40];CONCATENATE([.C40];&quot; / &quot;;[.E40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19"/>
          <table:table-cell table:style-name="ce3"/>
          <table:table-cell table:style-name="ce3"/>
          <table:table-cell table:style-name="ce27" table:formula="of:=IF([.E41]=&quot;&quot;;[.C41];CONCATENATE([.C41];&quot; / &quot;;[.E41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2]=&quot;&quot;;[.C42];CONCATENATE([.C42];&quot; / &quot;;[.E42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3]=&quot;&quot;;[.C43];CONCATENATE([.C43];&quot; / &quot;;[.E43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4]=&quot;&quot;;[.C44];CONCATENATE([.C44];&quot; / &quot;;[.E44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5]=&quot;&quot;;[.C45];CONCATENATE([.C45];&quot; / &quot;;[.E45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6]=&quot;&quot;;[.C46];CONCATENATE([.C46];&quot; / &quot;;[.E46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7]=&quot;&quot;;[.C47];CONCATENATE([.C47];&quot; / &quot;;[.E47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8]=&quot;&quot;;[.C48];CONCATENATE([.C48];&quot; / &quot;;[.E48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9]=&quot;&quot;;[.C49];CONCATENATE([.C49];&quot; / &quot;;[.E49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50]=&quot;&quot;;[.C50];CONCATENATE([.C50];&quot; / &quot;;[.E50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27" table:formula="of:=IF([.E51]=&quot;&quot;;[.C51];CONCATENATE([.C51];&quot; / &quot;;[.E51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52]=&quot;&quot;;[.C52];CONCATENATE([.C52];&quot; / &quot;;[.E52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19"/>
          <table:table-cell table:style-name="ce3"/>
          <table:table-cell table:style-name="ce3"/>
          <table:table-cell table:style-name="ce27" table:formula="of:=IF([.E53]=&quot;&quot;;[.C53];CONCATENATE([.C53];&quot; / &quot;;[.E53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27" table:formula="of:=IF([.E54]=&quot;&quot;;[.C54];CONCATENATE([.C54];&quot; / &quot;;[.E54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55]=&quot;&quot;;[.C55];CONCATENATE([.C55];&quot; / &quot;;[.E55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56]=&quot;&quot;;[.C56];CONCATENATE([.C56];&quot; / &quot;;[.E56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57]=&quot;&quot;;[.C57];CONCATENATE([.C57];&quot; / &quot;;[.E57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58]=&quot;&quot;;[.C58];CONCATENATE([.C58];&quot; / &quot;;[.E58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59]=&quot;&quot;;[.C59];CONCATENATE([.C59];&quot; / &quot;;[.E59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9"/>
          <table:table-cell table:style-name="ce3"/>
          <table:table-cell table:style-name="ce3"/>
          <table:table-cell table:style-name="ce27" table:formula="of:=IF([.E60]=&quot;&quot;;[.C60];CONCATENATE([.C60];&quot; / &quot;;[.E60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2"/>
          <table:table-cell table:style-name="ce3"/>
          <table:table-cell table:style-name="ce3"/>
          <table:table-cell table:style-name="ce27" table:formula="of:=IF([.E61]=&quot;&quot;;[.C61];CONCATENATE([.C61];&quot; / &quot;;[.E61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19"/>
          <table:table-cell table:style-name="ce3"/>
          <table:table-cell table:style-name="ce3"/>
          <table:table-cell table:style-name="ce27" table:formula="of:=IF([.E62]=&quot;&quot;;[.C62];CONCATENATE([.C62];&quot; / &quot;;[.E62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63]=&quot;&quot;;[.C63];CONCATENATE([.C63];&quot; / &quot;;[.E63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64]=&quot;&quot;;[.C64];CONCATENATE([.C64];&quot; / &quot;;[.E64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65]=&quot;&quot;;[.C65];CONCATENATE([.C65];&quot; / &quot;;[.E65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66]=&quot;&quot;;[.C66];CONCATENATE([.C66];&quot; / &quot;;[.E66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67]=&quot;&quot;;[.C67];CONCATENATE([.C67];&quot; / &quot;;[.E67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68]=&quot;&quot;;[.C68];CONCATENATE([.C68];&quot; / &quot;;[.E68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69]=&quot;&quot;;[.C69];CONCATENATE([.C69];&quot; / &quot;;[.E69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7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1"/>
          <table:table-cell table:number-columns-repeated="3"/>
          <table:table-cell table:style-name="ce27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2" office:value-type="float" office:value="27">
            <text:p>27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3" office:value-type="float" office:value="34">
            <text:p>34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3" office:value-type="float" office:value="34">
            <text:p>34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4" table:formula="of:=COUNTBLANK([.$C$2:.C3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-*</text:p>
          </table:table-cell>
          <table:table-cell table:style-name="ce24" table:formula="of:=COUNTIF([.$C$2:.$C34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XXX</text:p>
          </table:table-cell>
          <table:table-cell table:style-name="ce24" table:formula="of:=SUM(XXX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total</text:p>
          </table:table-cell>
          <table:table-cell table:style-name="ce24" table:formula="of:=COUNTA([.$B$2:.$B34])" office:value-type="float" office:value="33">
            <text:p>33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10" office:value-type="string">
            <text:p>blanks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4" table:formula="of:=COUNTIF([.$C$2:.$C34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music / log / kb / </text:p>
          </table:table-cell>
          <table:table-cell table:style-name="ce24" table:formula="of:=COUNTIF([.$C$2:.$C34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XX</text:p>
          </table:table-cell>
          <table:table-cell table:style-name="ce24" table:formula="of:=COUNTIF([.$C$2:.$C34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-X</text:p>
          </table:table-cell>
          <table:table-cell table:style-name="ce24" table:formula="of:=COUNTIF([.$C$2:.$C34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4" table:formula="of:=COUNTIF([.$C$2:.$C34];[.B346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4" table:formula="of:=COUNTIF([.$C$2:.$C34];[.B346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4" table:formula="of:=COUNTIF([.$C$2:.$C25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4" table:formula="of:=COUNTIF([.$C$2:.$C34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1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2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瞼の裏 / 左目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目尻 / ひび割れ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4" office:value-type="string">
            <text:p>:m :PHOTO 寝た時刻 / 2019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:PHOTO 起きた時刻 / 2019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6"/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7"/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12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11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XXXX-X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7" office:value-type="string">
            <text:p>*</text:p>
          </table:table-cell>
          <table:table-cell table:style-name="ce18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1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 table:number-rows-repeated="3154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10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9">2019/12/09</text:date>, <text:time>09:44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12-09T09:44:00.29</dc:date>
    <dc:creator>iwabuchi ken</dc:creator>
    <meta:editing-duration>P14DT6H33M31S</meta:editing-duration>
    <meta:editing-cycles>5773</meta:editing-cycles>
    <meta:document-statistic meta:table-count="1" meta:cell-count="788" meta:object-count="0"/>
  </office:meta>
</office:document-meta>
</file>